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23, 2021 (02:24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23T19:24:12Z</meta:creation-date>
    <dc:date>2021-11-23T19:24:12Z</dc:date>
    <meta:user-defined meta:name="date" meta:value-type="string">November  23, 2021 (02:24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